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mbria" svg:font-family="Cambria"/>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ans Pro" svg:font-family="'Source Sans Pro', 'Source Sans Pro', sans-serif"/>
    <style:font-face style:name="Source Sans Pro1" svg:font-family="'Source Sans Pro', sans-serif"/>
    <style:font-face style:name="SourceSansPro-Regular" svg:font-family="SourceSansPro-Regular" style:font-pitch="variable"/>
  </office:font-face-decls>
  <office:automatic-styles>
    <style:style style:name="P1" style:family="paragraph" style:parent-style-name="Standard">
      <style:paragraph-properties fo:margin-left="0.106cm" fo:margin-right="0cm" style:line-height-at-least="0.476cm" fo:text-indent="0cm" style:auto-text-indent="false"/>
      <style:text-properties fo:font-variant="normal" fo:text-transform="none" fo:color="#000000" loext:opacity="100%" style:font-name="SourceSansPro-Regular" fo:font-size="13pt" fo:letter-spacing="normal" fo:font-style="normal" fo:font-weight="normal" style:font-size-asian="13pt" loext:padding="0cm" loext:border="none"/>
    </style:style>
    <style:style style:name="P2" style:family="paragraph" style:parent-style-name="Standard">
      <style:paragraph-properties fo:margin-left="0cm" fo:margin-right="0cm" fo:margin-top="0.106cm" fo:margin-bottom="0.106cm" style:contextual-spacing="false"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666666" loext:opacity="100%" style:font-name="Source Sans Pro1" fo:font-size="9.75pt" fo:letter-spacing="normal" fo:language="en" fo:country="US" fo:font-style="normal" fo:font-weight="normal" fo:background-color="#ffffff" loext:padding="0cm" loext:border="none"/>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2pt" fo:letter-spacing="normal" fo:font-style="normal" fo:font-weight="normal" fo:background-color="transparent" loext:padding-left="0cm" loext:padding-right="0cm" loext:padding-top="0cm" loext:padding-bottom="0.397cm" loext:border-left="none" loext:border-right="none" loext:border-top="none" loext:border-bottom="0.06pt solid #e7e7e7"/>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2pt" fo:letter-spacing="normal" fo:language="en" fo:country="US" fo:font-style="normal" fo:font-weight="normal" fo:background-color="transparent" loext:padding-left="0cm" loext:padding-right="0cm" loext:padding-top="0cm" loext:padding-bottom="0.397cm" loext:border-left="none" loext:border-right="none" loext:border-top="none" loext:border-bottom="0.06pt solid #e7e7e7"/>
    </style:style>
    <style:style style:name="P6" style:family="paragraph" style:parent-style-name="Text_20_body">
      <style:paragraph-properties fo:margin-left="0cm" fo:margin-right="0cm" fo:margin-top="0cm" fo:margin-bottom="0cm" style:contextual-spacing="false" fo:line-height="117%" fo:text-align="start" style:justify-single-word="false" fo:orphans="2" fo:widows="2" fo:text-indent="0cm" style:auto-text-indent="false" fo:padding="0cm" fo:border="none"/>
    </style:style>
    <style:style style:name="P7" style:family="paragraph" style:parent-style-name="Text_20_body">
      <style:paragraph-properties fo:margin-left="0.132cm" fo:margin-right="0.132cm" fo:margin-top="0cm" fo:margin-bottom="0cm" style:contextual-spacing="false" fo:orphans="2" fo:widows="2" fo:text-indent="0cm" style:auto-text-indent="false"/>
      <style:text-properties fo:font-variant="normal" fo:text-transform="none" fo:color="#aaaaaa" loext:opacity="100%" style:font-name="Source Sans Pro1" fo:font-size="9pt" fo:letter-spacing="normal" fo:font-style="normal" fo:font-weight="normal" loext:padding="0cm" loext:border="none"/>
    </style:style>
    <style:style style:name="P8" style:family="paragraph" style:parent-style-name="Text_20_body">
      <style:paragraph-properties fo:margin-left="0cm" fo:margin-right="0cm" fo:margin-top="0.106cm" fo:margin-bottom="0.106cm" style:contextual-spacing="false" fo:text-align="start" style:justify-single-word="false" fo:orphans="2" fo:widows="2" fo:text-indent="0cm" style:auto-text-indent="fals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2pt" fo:letter-spacing="normal" fo:language="en" fo:country="US" fo:font-style="italic" fo:font-weight="normal" fo:background-color="transparent" loext:padding-left="0cm" loext:padding-right="0cm" loext:padding-top="0cm" loext:padding-bottom="0.397cm" loext:border-left="none" loext:border-right="none" loext:border-top="none" loext:border-bottom="0.06pt solid #e7e7e7"/>
    </style:style>
    <style:style style:name="P10" style:family="paragraph" style:parent-style-name="Text_20_body">
      <style:paragraph-properties fo:margin-left="1.27cm" fo:margin-right="0cm" fo:margin-top="0cm" fo:margin-bottom="0cm" style:contextual-spacing="false" fo:text-align="start" style:justify-single-word="false" fo:orphans="2" fo:widows="2" fo:text-indent="-1.27cm" style:auto-text-indent="false" style:writing-mode="lr-tb"/>
      <style:text-properties fo:font-variant="normal" fo:text-transform="none" fo:color="#666666" loext:opacity="100%" style:font-name="Source Sans Pro1" fo:font-size="9.75pt" fo:letter-spacing="normal" fo:language="en" fo:country="US" fo:font-style="normal" fo:font-weight="normal" fo:background-color="#ffffff" loext:padding="0cm" loext:border="none"/>
    </style:style>
    <style:style style:name="P11" style:family="paragraph" style:parent-style-name="Text_20_body">
      <style:paragraph-properties fo:margin-left="1.27cm" fo:margin-right="0cm" fo:margin-top="0cm" fo:margin-bottom="0cm" style:contextual-spacing="false" fo:text-align="start" style:justify-single-word="false" fo:orphans="2" fo:widows="2" fo:text-indent="-0.635cm" style:auto-text-indent="false" style:writing-mode="lr-tb"/>
      <style:text-properties fo:font-variant="normal" fo:text-transform="none" fo:color="#666666" loext:opacity="100%" style:font-name="Source Sans Pro1" fo:font-size="9.75pt" fo:letter-spacing="normal" fo:language="en" fo:country="US" fo:font-style="normal" fo:font-weight="normal" fo:background-color="#ffffff"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2pt" fo:letter-spacing="normal" fo:language="en" fo:country="US" fo:font-style="normal" fo:font-weight="bold" fo:background-color="transparent" loext:padding-left="0cm" loext:padding-right="0cm" loext:padding-top="0cm" loext:padding-bottom="0.397cm" loext:border-left="none" loext:border-right="none" loext:border-top="none" loext:border-bottom="0.06pt solid #e7e7e7"/>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1pt" fo:letter-spacing="normal" fo:font-style="normal" fo:font-weight="normal" fo:background-color="transparent" loext:padding-left="0cm" loext:padding-right="0cm" loext:padding-top="0cm" loext:padding-bottom="0.397cm" loext:border-left="none" loext:border-right="none" loext:border-top="none" loext:border-bottom="0.06pt solid #e7e7e7"/>
    </style:style>
    <style:style style:name="P14" style:family="paragraph" style:parent-style-name="Text_20_body">
      <style:paragraph-properties fo:margin-left="1.27cm" fo:margin-right="0cm" fo:margin-top="0cm" fo:margin-bottom="0cm" style:contextual-spacing="false" fo:text-align="start" style:justify-single-word="false" fo:orphans="2" fo:widows="2" fo:text-indent="-0.635cm" style:auto-text-indent="false" fo:padding="0cm" fo:border="none"/>
      <style:text-properties fo:font-variant="normal" fo:text-transform="none" fo:color="#000000" loext:opacity="100%" style:font-name="Source Sans Pro" fo:font-size="12pt" fo:letter-spacing="normal" fo:language="en" fo:country="US" fo:font-style="normal" fo:font-weight="normal" fo:background-color="transparent" loext:padding-left="0cm" loext:padding-right="0cm" loext:padding-top="0cm" loext:padding-bottom="0.397cm" loext:border-left="none" loext:border-right="none" loext:border-top="none" loext:border-bottom="0.06pt solid #e7e7e7"/>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0pt" fo:letter-spacing="normal" fo:language="en" fo:country="US" fo:font-style="normal" fo:font-weight="normal" fo:background-color="transparent" loext:padding-left="0cm" loext:padding-right="0cm" loext:padding-top="0cm" loext:padding-bottom="0.397cm" loext:border-left="none" loext:border-right="none" loext:border-top="none" loext:border-bottom="0.06pt solid #e7e7e7"/>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666666" loext:opacity="100%" fo:letter-spacing="normal" fo:background-color="#ffffff"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1pt" fo:letter-spacing="normal" fo:font-style="normal" fo:font-weight="bold" fo:background-color="transparent" loext:padding-left="0cm" loext:padding-right="0cm" loext:padding-top="0cm" loext:padding-bottom="0.397cm" loext:border-left="none" loext:border-right="none" loext:border-top="none" loext:border-bottom="0.06pt solid #e7e7e7"/>
    </style:style>
    <style:style style:name="P18" style:family="paragraph" style:parent-style-name="Text_20_body">
      <style:paragraph-properties fo:margin-left="0.132cm" fo:margin-right="0.132cm" fo:orphans="2" fo:widows="2" fo:text-indent="0cm" style:auto-text-indent="false"/>
      <style:text-properties fo:font-variant="normal" fo:text-transform="none" fo:color="#aaaaaa" loext:opacity="100%" style:font-name="Source Sans Pro1" fo:font-size="9pt" fo:letter-spacing="normal" fo:font-style="normal" fo:font-weight="normal"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635cm" style:auto-text-indent="false" style:writing-mode="lr-tb"/>
      <style:text-properties fo:font-variant="normal" fo:text-transform="none" fo:color="#666666" loext:opacity="100%" style:font-name="Source Sans Pro1" fo:font-size="9.75pt" fo:letter-spacing="normal" fo:language="en" fo:country="US" fo:font-style="normal" fo:font-weight="normal" fo:background-color="#ffffff"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Helvetica" fo:font-size="11pt" fo:letter-spacing="normal" fo:font-style="italic" fo:font-weight="normal" fo:background-color="transparent" loext:padding-left="0cm" loext:padding-right="0cm" loext:padding-top="0cm" loext:padding-bottom="0.397cm" loext:border-left="none" loext:border-right="none" loext:border-top="none" loext:border-bottom="0.06pt solid #e7e7e7"/>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Helvetica" fo:font-size="11pt" fo:letter-spacing="normal" fo:font-style="normal" fo:font-weight="normal" fo:background-color="transparent" loext:padding-left="0cm" loext:padding-right="0cm" loext:padding-top="0cm" loext:padding-bottom="0.397cm" loext:border-left="none" loext:border-right="none" loext:border-top="none" loext:border-bottom="0.06pt solid #e7e7e7"/>
    </style:style>
    <style:style style:name="P22" style:family="paragraph" style:parent-style-name="Standard">
      <style:paragraph-properties fo:margin-left="0.106cm" fo:margin-right="0cm" style:line-height-at-least="0.476cm" fo:text-indent="0cm" style:auto-text-indent="false"/>
    </style:style>
    <style:style style:name="T1" style:family="text">
      <style:text-properties fo:font-variant="normal" fo:text-transform="none" fo:color="#1e6afe" loext:opacity="100%" style:text-line-through-style="none" style:text-line-through-type="none" style:font-name="Source Sans Pro1" fo:font-size="10.5pt" fo:letter-spacing="normal" fo:font-style="normal" style:text-underline-style="none" fo:font-weight="bold" style:text-blinking="false" fo:background-color="transparent" loext:char-shading-value="0" loext:padding="0cm" loext:border="none"/>
    </style:style>
    <style:style style:name="T2" style:family="text">
      <style:text-properties fo:font-variant="normal" fo:text-transform="none" fo:color="#000000" loext:opacity="12%" style:font-name="Source Sans Pro1" fo:font-size="10.5pt" fo:letter-spacing="normal" fo:font-style="normal" fo:font-weight="bold" fo:background-color="#ffffff" loext:char-shading-value="0" loext:padding="0cm" loext:border="none"/>
    </style:style>
    <style:style style:name="T3" style:family="text">
      <style:text-properties fo:font-variant="normal" fo:text-transform="none" fo:color="#1e6afe" loext:opacity="100%" style:text-line-through-style="none" style:text-line-through-type="none" style:font-name="Source Sans Pro1" fo:font-size="10.5pt" fo:letter-spacing="normal" fo:font-style="normal" style:text-underline-style="none" fo:font-weight="normal" style:text-blinking="false" fo:background-color="transparent" loext:char-shading-value="0" loext:padding="0cm" loext:border="none"/>
    </style:style>
    <style:style style:name="T4" style:family="text">
      <style:text-properties fo:font-size="7.5pt"/>
    </style:style>
    <style:style style:name="T5" style:family="text">
      <style:text-properties fo:font-style="italic"/>
    </style:style>
    <style:style style:name="T6" style:family="text">
      <style:text-properties fo:font-variant="normal" fo:text-transform="none" fo:color="#000000" loext:opacity="100%" style:font-name="Source Sans Pro" fo:font-size="11pt" fo:letter-spacing="normal" fo:font-style="normal" fo:font-weight="normal" fo:background-color="transparent" loext:char-shading-value="0" loext:padding-left="0cm" loext:padding-right="0cm" loext:padding-top="0cm" loext:padding-bottom="0.397cm" loext:border-left="none" loext:border-right="none" loext:border-top="none" loext:border-bottom="0.06pt solid #e7e7e7"/>
    </style:style>
    <style:style style:name="T7" style:family="text">
      <style:text-properties fo:font-variant="normal" fo:text-transform="none" fo:color="#000000" loext:opacity="100%" style:font-name="Source Sans Pro" fo:font-size="12pt" fo:letter-spacing="normal" fo:language="en" fo:country="US" fo:font-style="normal" fo:font-weight="normal" fo:background-color="transparent" loext:char-shading-value="0" loext:padding-left="0cm" loext:padding-right="0cm" loext:padding-top="0cm" loext:padding-bottom="0.397cm" loext:border-left="none" loext:border-right="none" loext:border-top="none" loext:border-bottom="0.06pt solid #e7e7e7"/>
    </style:style>
    <style:style style:name="T8" style:family="text">
      <style:text-properties fo:font-variant="normal" fo:text-transform="none" fo:color="#000000" loext:opacity="100%" style:font-name="Source Sans Pro" fo:font-size="11pt" fo:letter-spacing="normal" fo:font-style="normal" fo:font-weight="bold" fo:background-color="transparent" loext:char-shading-value="0" loext:padding-left="0cm" loext:padding-right="0cm" loext:padding-top="0cm" loext:padding-bottom="0.397cm" loext:border-left="none" loext:border-right="none" loext:border-top="none" loext:border-bottom="0.06pt solid #e7e7e7"/>
    </style:style>
    <style:style style:name="T9" style:family="text">
      <style:text-properties fo:font-variant="normal" fo:text-transform="none" fo:color="#1e6afe" loext:opacity="100%" style:text-line-through-style="none" style:text-line-through-type="none" style:font-name="Source Sans Pro1" fo:font-size="12pt" fo:letter-spacing="normal" fo:language="en" fo:country="US" fo:font-style="normal" style:text-underline-style="none" fo:font-weight="normal" style:text-blinking="false" fo:background-color="transparent" loext:char-shading-value="0" loext:padding="0cm" loext:border="none"/>
    </style:style>
    <style:style style:name="T10" style:family="text">
      <style:text-properties fo:font-variant="normal" fo:text-transform="none" fo:color="#000000" loext:opacity="100%" style:font-name="Source Sans Pro" fo:font-size="12pt" fo:letter-spacing="normal" fo:language="en" fo:country="US" fo:font-style="italic" fo:font-weight="normal" fo:background-color="transparent" loext:char-shading-value="0" loext:padding-left="0cm" loext:padding-right="0cm" loext:padding-top="0cm" loext:padding-bottom="0.397cm" loext:border-left="none" loext:border-right="none" loext:border-top="none" loext:border-bottom="0.06pt solid #e7e7e7"/>
    </style:style>
    <style:style style:name="T11" style:family="text">
      <style:text-properties fo:font-variant="normal" fo:text-transform="none" fo:color="#1e6afe" loext:opacity="100%" style:text-line-through-style="none" style:text-line-through-type="none" style:font-name="Helvetica" fo:font-size="9pt" fo:letter-spacing="normal" fo:language="en" fo:country="US" fo:font-style="normal" style:text-underline-style="none" fo:font-weight="bold" style:text-blinking="false" fo:background-color="transparent" loext:char-shading-value="0" loext:padding="0cm" loext:border="none"/>
    </style:style>
    <style:style style:name="T12" style:family="text">
      <style:text-properties fo:font-variant="normal" fo:text-transform="none" fo:color="#000000" loext:opacity="100%" style:font-name="Helvetica" fo:font-size="9pt" fo:letter-spacing="normal" fo:language="en" fo:country="US" fo:font-style="normal" fo:font-weight="bold" fo:background-color="transparent" loext:char-shading-value="0" loext:padding-left="0cm" loext:padding-right="0cm" loext:padding-top="0cm" loext:padding-bottom="0.397cm" loext:border-left="none" loext:border-right="none" loext:border-top="none" loext:border-bottom="0.06pt solid #e7e7e7"/>
    </style:style>
    <style:style style:name="T13" style:family="text">
      <style:text-properties fo:font-variant="normal" fo:text-transform="none" fo:color="#000000" loext:opacity="100%" style:font-name="Helvetica" fo:font-size="9pt" fo:letter-spacing="normal" fo:language="en" fo:country="US" fo:font-style="normal" fo:font-weight="normal" fo:background-color="transparent" loext:char-shading-value="0" loext:padding-left="0cm" loext:padding-right="0cm" loext:padding-top="0cm" loext:padding-bottom="0.397cm" loext:border-left="none" loext:border-right="none" loext:border-top="none" loext:border-bottom="0.06pt solid #e7e7e7"/>
    </style:style>
    <style:style style:name="T14" style:family="text">
      <style:text-properties fo:font-size="12pt" fo:language="en" fo:country="US"/>
    </style:style>
    <style:style style:name="T15" style:family="text">
      <style:text-properties fo:font-size="12pt" fo:language="en" fo:country="US" fo:font-weight="bold"/>
    </style:style>
    <style:style style:name="T16" style:family="text">
      <style:text-properties fo:font-size="9pt" fo:font-style="italic"/>
    </style:style>
    <style:style style:name="T17" style:family="text">
      <style:text-properties fo:font-size="7.5pt" fo:font-weight="bold"/>
    </style:style>
    <style:style style:name="T18" style:family="text">
      <style:text-properties style:font-name="Source Sans Pro1" fo:font-size="9.75pt" fo:language="en" fo:country="US" fo:font-style="normal" fo:font-weight="normal"/>
    </style:style>
    <style:style style:name="T19" style:family="text">
      <style:text-properties style:font-name="Source Sans Pro1" fo:font-size="7.5pt" fo:language="en" fo:country="US" fo:font-style="normal" fo:font-weight="bold"/>
    </style:style>
    <style:style style:name="T20" style:family="text">
      <style:text-properties fo:font-variant="normal" fo:text-transform="none" fo:color="#1e6afe" loext:opacity="100%" style:text-line-through-style="none" style:text-line-through-type="none" style:font-name="Cambria" fo:font-size="5pt" fo:letter-spacing="normal" fo:language="en" fo:country="US" fo:font-style="normal" style:text-underline-style="none" fo:font-weight="normal" style:text-blinking="false" fo:background-color="transparent" loext:char-shading-value="0" loext:padding="0cm" loext:border="none"/>
    </style:style>
    <style:style style:name="T21" style:family="text">
      <style:text-properties fo:font-variant="normal" fo:text-transform="none" fo:color="#1e6afe" loext:opacity="100%" style:text-line-through-style="none" style:text-line-through-type="none" style:font-name="Source Sans Pro" fo:font-size="12pt" fo:letter-spacing="normal" fo:font-style="normal" style:text-underline-style="none" fo:font-weight="normal" style:text-blinking="false" fo:background-color="transparent" loext:char-shading-value="0" loext:padding="0cm" loext:border="none"/>
    </style:style>
    <style:style style:name="T22" style:family="text">
      <style:text-properties fo:font-variant="normal" fo:text-transform="none" fo:color="#000000" loext:opacity="100%" style:font-name="Source Sans Pro" fo:font-size="12pt" fo:letter-spacing="normal" fo:font-style="normal" fo:font-weight="normal" fo:background-color="transparent" loext:char-shading-value="0" loext:padding-left="0cm" loext:padding-right="0cm" loext:padding-top="0cm" loext:padding-bottom="0.397cm" loext:border-left="none" loext:border-right="none" loext:border-top="none" loext:border-bottom="0.06pt solid #e7e7e7"/>
    </style:style>
    <style:style style:name="T23" style:family="text">
      <style:text-properties fo:font-variant="normal" fo:text-transform="none" fo:color="#0000ff" loext:opacity="100%" style:font-name="Cambria" fo:font-size="12pt" fo:letter-spacing="normal" fo:language="en" fo:country="US" fo:font-style="normal" style:text-underline-style="solid" style:text-underline-width="auto" style:text-underline-color="font-color" fo:font-weight="normal" fo:background-color="transparent" loext:char-shading-value="0" loext:padding-left="0cm" loext:padding-right="0cm" loext:padding-top="0cm" loext:padding-bottom="0.397cm" loext:border-left="none" loext:border-right="none" loext:border-top="none" loext:border-bottom="0.06pt solid #e7e7e7"/>
    </style:style>
    <style:style style:name="T24" style:family="text">
      <style:text-properties fo:color="#000000" loext:opacity="100%" style:font-name="SourceSansPro-Regular" fo:font-size="13pt" style:font-size-asian="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ditional Immortality</text:p>
      <text:p text:style-name="P2"><text:a xlink:type="simple" xlink:href="https://app.logos.com/books/LLS%3A1.0.30/references/bible+nkjv.76.1.10" text:style-name="Internet_20_link" text:visited-style-name="Visited_20_Internet_20_Link"><text:span text:style-name="T1">2 Timothy 1:10</text:span></text:a><text:span text:style-name="T2"> </text:span><text:a xlink:type="simple" xlink:href="https://app.logos.com/books/LLS%3A1.0.30/offsets/5031992" text:style-name="Internet_20_link" text:visited-style-name="Visited_20_Internet_20_Link"><text:span text:style-name="T1">NKJV</text:span></text:a></text:p>
      <text:p text:style-name="P3">abolished death and brought life and immortality to light through the gospel</text:p>
      <text:p text:style-name="P4">abolished death and brought life and immortality to light through the gospel</text:p>
      <text:p text:style-name="P5">Thru the Gospel</text:p>
      <text:p text:style-name="P6"><text:a xlink:type="simple" xlink:href="https://app.logos.com/references/bible%2Bnkjv.76.1.10" text:style-name="Internet_20_link" text:visited-style-name="Visited_20_Internet_20_Link"><text:span text:style-name="T3">2 Timothy 1:10</text:span></text:a></text:p>
      <text:p text:style-name="P7">Conditional Immortality</text:p>
      <text:p text:style-name="P8"><text:a xlink:type="simple" xlink:href="https://app.logos.com/books/LLS%3A1.0.30/references/bible+nkjv.82.3.6-82.3.7" text:style-name="Internet_20_link" text:visited-style-name="Visited_20_Internet_20_Link"><text:span text:style-name="T1">2 Peter 3:6–7</text:span></text:a><text:span text:style-name="T2"> </text:span><text:a xlink:type="simple" xlink:href="https://app.logos.com/books/LLS%3A1.0.30/offsets/5122863" text:style-name="Internet_20_link" text:visited-style-name="Visited_20_Internet_20_Link"><text:span text:style-name="T1">NKJV</text:span></text:a></text:p>
      <text:p text:style-name="P3"><text:span text:style-name="T4">6 </text:span>by which the world <text:span text:style-name="T5">that</text:span> then existed perished, being flooded with water. <text:span text:style-name="T4">7 </text:span>But the heavens and the earth <text:span text:style-name="T5">which</text:span> are now preserved by the same word, are reserved for fire until the day of judgment and perdition of ungodly men.</text:p>
      <text:p text:style-name="P6"><text:a xlink:type="simple" xlink:href="https://app.logos.com/references/bible%2Bnkjv.82.3.6-82.3.7" text:style-name="Internet_20_link" text:visited-style-name="Visited_20_Internet_20_Link"><text:span text:style-name="T3">2 Peter 3:6–7</text:span></text:a><text:span text:style-name="T6"> </text:span><text:span text:style-name="T7">are reserved for fire until the day of judgment</text:span></text:p>
      <text:p text:style-name="P6"><text:span text:style-name="T8">(</text:span><text:a xlink:type="simple" xlink:href="https://app.logos.com/references/bible%2Bnkjv.82.3.6-82.3.7" text:style-name="Internet_20_link" text:visited-style-name="Visited_20_Internet_20_Link"><text:span text:style-name="T1">2 Peter 3:6–7</text:span></text:a><text:span text:style-name="T6"> </text:span><text:span text:style-name="T8">end of text)</text:span></text:p>
      <text:p text:style-name="P7">Conditional Immortality</text:p>
      <text:p text:style-name="P8"><text:a xlink:type="simple" xlink:href="https://app.logos.com/books/LLS%3A1.0.30/references/bible+nkjv.64.8.21" text:style-name="Internet_20_link" text:visited-style-name="Visited_20_Internet_20_Link"><text:span text:style-name="T1">John 8:21</text:span></text:a><text:span text:style-name="T2"> </text:span><text:a xlink:type="simple" xlink:href="https://app.logos.com/books/LLS%3A1.0.30/offsets/4602104" text:style-name="Internet_20_link" text:visited-style-name="Visited_20_Internet_20_Link"><text:span text:style-name="T1">NKJV</text:span></text:a></text:p>
      <text:p text:style-name="P3">will die in your sin. Where I go you cannot come.”</text:p>
      <text:p text:style-name="P4">will die in your sin. Where I go you cannot come.”</text:p>
      <text:p text:style-name="P5">will die or be tortured in hell?</text:p>
      <text:p text:style-name="P6"><text:span text:style-name="T7">See </text:span><text:a xlink:type="simple" xlink:href="https://app.logos.com/references/bible%2Bnkjv.64.8.22-64.8.24" text:style-name="Internet_20_link" text:visited-style-name="Visited_20_Internet_20_Link"><text:span text:style-name="T9">John 8:22-24</text:span></text:a><text:span text:style-name="T6"> </text:span><text:span text:style-name="T7">... for if you do not believe that I am </text:span><text:span text:style-name="T10">He,</text:span><text:span text:style-name="T6"> </text:span><text:span text:style-name="T7">you will die in your sins.</text:span></text:p>
      <text:p text:style-name="P6"><text:a xlink:type="simple" xlink:href="https://app.logos.com/references/bible%2Bnkjv.64.8.21" text:style-name="Internet_20_link" text:visited-style-name="Visited_20_Internet_20_Link"><text:span text:style-name="T3">John 8:21</text:span></text:a></text:p>
      <text:p text:style-name="P7">Conditional Immortality</text:p>
      <text:p text:style-name="P8"><text:a xlink:type="simple" xlink:href="https://app.logos.com/books/LLS%3A1.0.30/references/bible+nkjv.64.8.35" text:style-name="Internet_20_link" text:visited-style-name="Visited_20_Internet_20_Link"><text:span text:style-name="T1">John 8:35</text:span></text:a><text:span text:style-name="T2"> </text:span><text:a xlink:type="simple" xlink:href="https://app.logos.com/books/LLS%3A1.0.30/offsets/4603617" text:style-name="Internet_20_link" text:visited-style-name="Visited_20_Internet_20_Link"><text:span text:style-name="T1">NKJV</text:span></text:a></text:p>
      <text:p text:style-name="P3">And a slave does not abide in the house forever, <text:span text:style-name="T5">but</text:span> a son abides forever.</text:p>
      <text:p text:style-name="P9">a slave does not abide in the house forever, but a son abides forever.</text:p>
      <text:p text:style-name="P5">Only sons have eternal life</text:p>
      <text:p text:style-name="P6"><text:a xlink:type="simple" xlink:href="https://app.logos.com/references/bible%2Bnkjv.64.8.35" text:style-name="Internet_20_link" text:visited-style-name="Visited_20_Internet_20_Link"><text:span text:style-name="T3">John 8:35</text:span></text:a></text:p>
      <text:p text:style-name="P7">Conditional Immortality</text:p>
      <text:p text:style-name="P8"><text:a xlink:type="simple" xlink:href="https://app.logos.com/books/LLS%3A1.0.30/references/bible+nkjv.5.29.23" text:style-name="Internet_20_link" text:visited-style-name="Visited_20_Internet_20_Link"><text:span text:style-name="T1">Deuteronomy 29:23</text:span></text:a><text:span text:style-name="T2"> </text:span><text:a xlink:type="simple" xlink:href="https://app.logos.com/books/LLS%3A1.0.30/offsets/1715813" text:style-name="Internet_20_link" text:visited-style-name="Visited_20_Internet_20_Link"><text:span text:style-name="T1">NKJV</text:span></text:a></text:p>
      <text:p text:style-name="P3">brimstone, salt, and burning;</text:p>
      <text:p text:style-name="P4">punishment for breaking the Mosaic covenant</text:p>
      <text:p text:style-name="P7">Conditional Immortality</text:p>
      <text:p text:style-name="P8"><text:a xlink:type="simple" xlink:href="https://app.logos.com/books/LLS%3A1.0.30/references/bible+nkjv.19.11.6" text:style-name="Internet_20_link" text:visited-style-name="Visited_20_Internet_20_Link"><text:span text:style-name="T1">Psalm 11:6</text:span></text:a><text:span text:style-name="T2"> </text:span><text:a xlink:type="simple" xlink:href="https://app.logos.com/books/LLS%3A1.0.30/offsets/2956226" text:style-name="Internet_20_link" text:visited-style-name="Visited_20_Internet_20_Link"><text:span text:style-name="T1">NKJV</text:span></text:a></text:p>
      <text:p text:style-name="P10"><text:span text:style-name="T4">6</text:span>Upon the wicked He will rain coals;</text:p>
      <text:p text:style-name="P11">Fire and brimstone and a burning wind</text:p>
      <text:p text:style-name="P12">wicked He will rain coals</text:p>
      <text:p text:style-name="P5"><text:soft-page-break/>'Upon the wicked He will rain coals; Fire and brimstone and a burning wind'</text:p>
      <text:p text:style-name="P5">like in Sodom</text:p>
      <text:p text:style-name="P7">Conditional Immortality</text:p>
      <text:p text:style-name="P8"><text:a xlink:type="simple" xlink:href="https://app.logos.com/books/LLS%3A1.0.30/references/bible+nkjv.19.34.16" text:style-name="Internet_20_link" text:visited-style-name="Visited_20_Internet_20_Link"><text:span text:style-name="T1">Psalm 34:16</text:span></text:a><text:span text:style-name="T2"> </text:span><text:a xlink:type="simple" xlink:href="https://app.logos.com/books/LLS%3A1.0.30/offsets/2991878" text:style-name="Internet_20_link" text:visited-style-name="Visited_20_Internet_20_Link"><text:span text:style-name="T1">NKJV</text:span></text:a></text:p>
      <text:p text:style-name="P11">To cut off the remembrance of them</text:p>
      <text:p text:style-name="P7">Conditional Immortality</text:p>
      <text:p text:style-name="P8"><text:a xlink:type="simple" xlink:href="https://app.logos.com/books/LLS%3A1.0.171/references/bible+nlt.19.34.21" text:style-name="Internet_20_link" text:visited-style-name="Visited_20_Internet_20_Link"><text:span text:style-name="T1">Psalm 34:21</text:span></text:a><text:span text:style-name="T2"> </text:span><text:a xlink:type="simple" xlink:href="https://app.logos.com/books/LLS%3A1.0.171/offsets/2364481" text:style-name="Internet_20_link" text:visited-style-name="Visited_20_Internet_20_Link"><text:span text:style-name="T1">NLT</text:span></text:a></text:p>
      <text:p text:style-name="P11">will surely destroy the wicked</text:p>
      <text:p text:style-name="P7">Conditional Immortality</text:p>
      <text:p text:style-name="P8"><text:a xlink:type="simple" xlink:href="https://app.logos.com/books/LLS%3A1.0.30/references/bible+nkjv.19.37.9" text:style-name="Internet_20_link" text:visited-style-name="Visited_20_Internet_20_Link"><text:span text:style-name="T1">Psalm 37:9</text:span></text:a><text:span text:style-name="T2"> </text:span><text:a xlink:type="simple" xlink:href="https://app.logos.com/books/LLS%3A1.0.30/offsets/2997746" text:style-name="Internet_20_link" text:visited-style-name="Visited_20_Internet_20_Link"><text:span text:style-name="T1">NKJV</text:span></text:a></text:p>
      <text:p text:style-name="P10">evildoers shall be cut off</text:p>
      <text:p text:style-name="P6"><text:a xlink:type="simple" xlink:href="https://app.logos.com/references/bible%2Bnkjv.1.9.11" text:style-name="Internet_20_link" text:visited-style-name="Visited_20_Internet_20_Link"><text:span text:style-name="T11">Genesis 9:11</text:span></text:a><text:span text:style-name="T7"> </text:span><text:span text:style-name="T12">(NKJV) — 11</text:span><text:span text:style-name="T7"> </text:span><text:span text:style-name="T13">Thus I establish My covenant with you: Never again shall all flesh be cut off by the waters of the flood; never again shall there be a flood to destroy the earth.”</text:span></text:p>
      <text:p text:style-name="P7">Conditional Immortality</text:p>
      <text:p text:style-name="P8"><text:a xlink:type="simple" xlink:href="https://app.logos.com/books/LLS%3A1.0.30/references/bible+nkjv.19.37.20" text:style-name="Internet_20_link" text:visited-style-name="Visited_20_Internet_20_Link"><text:span text:style-name="T1">Psalm 37:20</text:span></text:a><text:span text:style-name="T2"> </text:span><text:a xlink:type="simple" xlink:href="https://app.logos.com/books/LLS%3A1.0.30/offsets/2998882" text:style-name="Internet_20_link" text:visited-style-name="Visited_20_Internet_20_Link"><text:span text:style-name="T1">NKJV</text:span></text:a></text:p>
      <text:p text:style-name="P11">Into smoke they shall vanish away</text:p>
      <text:p text:style-name="P7">Conditional Immortality</text:p>
      <text:p text:style-name="P8"><text:a xlink:type="simple" xlink:href="https://app.logos.com/books/LLS%3A1.0.30/references/bible+nkjv.19.37.36" text:style-name="Internet_20_link" text:visited-style-name="Visited_20_Internet_20_Link"><text:span text:style-name="T1">Psalm 37:36</text:span></text:a><text:span text:style-name="T2"> </text:span><text:a xlink:type="simple" xlink:href="https://app.logos.com/books/LLS%3A1.0.30/offsets/3000257" text:style-name="Internet_20_link" text:visited-style-name="Visited_20_Internet_20_Link"><text:span text:style-name="T1">NKJV</text:span></text:a></text:p>
      <text:p text:style-name="P10"><text:span text:style-name="T4">36</text:span>Yet he passed away, and behold, he <text:span text:style-name="T5">was</text:span> no <text:span text:style-name="T5">more;</text:span></text:p>
      <text:p text:style-name="P7">Conditional Immortality</text:p>
      <text:p text:style-name="P8"><text:a xlink:type="simple" xlink:href="https://app.logos.com/books/LLS%3A1.0.30/references/bible+nkjv.19.37.38" text:style-name="Internet_20_link" text:visited-style-name="Visited_20_Internet_20_Link"><text:span text:style-name="T1">Psalm 37:38</text:span></text:a><text:span text:style-name="T2"> </text:span><text:a xlink:type="simple" xlink:href="https://app.logos.com/books/LLS%3A1.0.30/offsets/3000447" text:style-name="Internet_20_link" text:visited-style-name="Visited_20_Internet_20_Link"><text:span text:style-name="T1">NKJV</text:span></text:a></text:p>
      <text:p text:style-name="P10"><text:span text:style-name="T4">38</text:span>But the transgressors shall be destroyed together;</text:p>
      <text:p text:style-name="P11">The future of the wicked shall be cut off.</text:p>
      <text:p text:style-name="P7">Conditional Immortality</text:p>
      <text:p text:style-name="P8"><text:a xlink:type="simple" xlink:href="https://app.logos.com/books/LLS%3A1.0.30/references/bible+nkjv.19.69.28" text:style-name="Internet_20_link" text:visited-style-name="Visited_20_Internet_20_Link"><text:span text:style-name="T1">Psalm 69:28</text:span></text:a><text:span text:style-name="T2"> </text:span><text:a xlink:type="simple" xlink:href="https://app.logos.com/books/LLS%3A1.0.30/offsets/3051935" text:style-name="Internet_20_link" text:visited-style-name="Visited_20_Internet_20_Link"><text:span text:style-name="T1">NKJV</text:span></text:a></text:p>
      <text:p text:style-name="P10">blotted out of the book of the living,</text:p>
      <text:p text:style-name="P7">Conditional Immortality</text:p>
      <text:p text:style-name="P8"><text:a xlink:type="simple" xlink:href="https://app.logos.com/books/LLS%3A1.0.30/references/bible+nkjv.19.145.20" text:style-name="Internet_20_link" text:visited-style-name="Visited_20_Internet_20_Link"><text:span text:style-name="T1">Psalm 145:20</text:span></text:a><text:span text:style-name="T2"> </text:span><text:a xlink:type="simple" xlink:href="https://app.logos.com/books/LLS%3A1.0.30/offsets/3181490" text:style-name="Internet_20_link" text:visited-style-name="Visited_20_Internet_20_Link"><text:span text:style-name="T1">NKJV</text:span></text:a></text:p>
      <text:p text:style-name="P11">But all the wicked He will destroy.</text:p>
      <text:p text:style-name="P9">wicked He will destroy.</text:p>
      <text:p text:style-name="P7">Conditional Immortality</text:p>
      <text:p text:style-name="P8"><text:a xlink:type="simple" xlink:href="https://app.logos.com/books/LLS%3A1.0.30/references/bible+nkjv.23.1.28" text:style-name="Internet_20_link" text:visited-style-name="Visited_20_Internet_20_Link"><text:span text:style-name="T1">Isaiah 1:28</text:span></text:a><text:span text:style-name="T2"> </text:span><text:a xlink:type="simple" xlink:href="https://app.logos.com/books/LLS%3A1.0.30/offsets/3316932" text:style-name="Internet_20_link" text:visited-style-name="Visited_20_Internet_20_Link"><text:span text:style-name="T1">NKJV</text:span></text:a></text:p>
      <text:p text:style-name="P10"><text:span text:style-name="T4">28</text:span>The destruction of transgressors</text:p>
      <text:p text:style-name="P7">Conditional Immortality</text:p>
      <text:p text:style-name="P8"><text:a xlink:type="simple" xlink:href="https://app.logos.com/books/LLS%3A1.0.30/references/bible+nkjv.23.1.31" text:style-name="Internet_20_link" text:visited-style-name="Visited_20_Internet_20_Link"><text:span text:style-name="T1">Isaiah 1:31</text:span></text:a><text:span text:style-name="T2"> </text:span><text:a xlink:type="simple" xlink:href="https://app.logos.com/books/LLS%3A1.0.30/offsets/3317367" text:style-name="Internet_20_link" text:visited-style-name="Visited_20_Internet_20_Link"><text:span text:style-name="T1">NKJV</text:span></text:a></text:p>
      <text:p text:style-name="P11">Both will burn together,</text:p>
      <text:p text:style-name="P7">Conditional Immortality</text:p>
      <text:p text:style-name="P8"><text:a xlink:type="simple" xlink:href="https://app.logos.com/books/LLS%3A1.0.30/references/bible+nkjv.23.33.12" text:style-name="Internet_20_link" text:visited-style-name="Visited_20_Internet_20_Link"><text:span text:style-name="T1">Isaiah 33:12</text:span></text:a><text:span text:style-name="T2"> </text:span><text:a xlink:type="simple" xlink:href="https://app.logos.com/books/LLS%3A1.0.30/offsets/3407670" text:style-name="Internet_20_link" text:visited-style-name="Visited_20_Internet_20_Link"><text:span text:style-name="T1">NKJV</text:span></text:a></text:p>
      <text:p text:style-name="P11"><text:span text:style-name="T5">Like</text:span> thorns cut up they shall be burned in the fire.</text:p>
      <text:p text:style-name="P9">Like thorns cut … burned in the fire.</text:p>
      <text:p text:style-name="P7"><text:soft-page-break/>Conditional Immortality</text:p>
      <text:p text:style-name="P8"><text:a xlink:type="simple" xlink:href="https://app.logos.com/books/LLS%3A1.0.30/references/bible+nkjv.23.51.6" text:style-name="Internet_20_link" text:visited-style-name="Visited_20_Internet_20_Link"><text:span text:style-name="T1">Isaiah 51:6</text:span></text:a><text:span text:style-name="T2"> </text:span><text:a xlink:type="simple" xlink:href="https://app.logos.com/books/LLS%3A1.0.30/offsets/3468734" text:style-name="Internet_20_link" text:visited-style-name="Visited_20_Internet_20_Link"><text:span text:style-name="T1">NKJV</text:span></text:a></text:p>
      <text:p text:style-name="P11">The earth will grow old like a garment,</text:p>
      <text:p text:style-name="P11">And those who dwell in it will die in like manner;</text:p>
      <text:p text:style-name="P11">But My salvation will be forever,</text:p>
      <text:p text:style-name="P12">earth old die ... salvation will be forever</text:p>
      <text:p text:style-name="P7">Conditional Immortality</text:p>
      <text:p text:style-name="P8"><text:a xlink:type="simple" xlink:href="https://app.logos.com/books/LLS%3A1.0.30/references/bible+nkjv.23.51.8" text:style-name="Internet_20_link" text:visited-style-name="Visited_20_Internet_20_Link"><text:span text:style-name="T1">Isaiah 51:8</text:span></text:a><text:span text:style-name="T2"> </text:span><text:a xlink:type="simple" xlink:href="https://app.logos.com/books/LLS%3A1.0.30/offsets/3469114" text:style-name="Internet_20_link" text:visited-style-name="Visited_20_Internet_20_Link"><text:span text:style-name="T1">NKJV</text:span></text:a></text:p>
      <text:p text:style-name="P11">the worm will eat them like wool</text:p>
      <text:p text:style-name="P9">the worm will … eat them like wool</text:p>
      <text:p text:style-name="P7">Conditional Immortality</text:p>
      <text:p text:style-name="P8"><text:a xlink:type="simple" xlink:href="https://app.logos.com/books/LLS%3A1.0.30/references/bible+nkjv.31.1.18" text:style-name="Internet_20_link" text:visited-style-name="Visited_20_Internet_20_Link"><text:span text:style-name="T1">Obadiah 18</text:span></text:a><text:span text:style-name="T2"> </text:span><text:a xlink:type="simple" xlink:href="https://app.logos.com/books/LLS%3A1.0.30/offsets/4098970" text:style-name="Internet_20_link" text:visited-style-name="Visited_20_Internet_20_Link"><text:span text:style-name="T1">NKJV</text:span></text:a></text:p>
      <text:p text:style-name="P11">And no survivor shall <text:span text:style-name="T5">remain</text:span></text:p>
      <text:p text:style-name="P7">Conditional Immortality</text:p>
      <text:p text:style-name="P8"><text:a xlink:type="simple" xlink:href="https://app.logos.com/books/LLS%3A1.0.30/references/bible+nkjv.36.1.18" text:style-name="Internet_20_link" text:visited-style-name="Visited_20_Internet_20_Link"><text:span text:style-name="T1">Zephaniah 1:18</text:span></text:a><text:span text:style-name="T2"> </text:span><text:a xlink:type="simple" xlink:href="https://app.logos.com/books/LLS%3A1.0.30/offsets/4140825" text:style-name="Internet_20_link" text:visited-style-name="Visited_20_Internet_20_Link"><text:span text:style-name="T1">NKJV</text:span></text:a></text:p>
      <text:p text:style-name="P11">But the whole land shall be devoured</text:p>
      <text:p text:style-name="P11">By the fire of His jealousy,</text:p>
      <text:p text:style-name="P13"><text:span text:style-name="T14">devoured </text:span><text:span text:style-name="T15">By the fire of His jealousy</text:span></text:p>
      <text:p text:style-name="P14">But the whole land shall be devoured</text:p>
      <text:p text:style-name="P14">By the fire of His jealousy,</text:p>
      <text:p text:style-name="P7">Conditional Immortality</text:p>
      <text:p text:style-name="P8"><text:a xlink:type="simple" xlink:href="https://app.logos.com/books/LLS%3A1.0.30/references/bible+nkjv.39.4.3" text:style-name="Internet_20_link" text:visited-style-name="Visited_20_Internet_20_Link"><text:span text:style-name="T1">Malachi 4:3</text:span></text:a><text:span text:style-name="T2"> </text:span><text:a xlink:type="simple" xlink:href="https://app.logos.com/books/LLS%3A1.0.30/offsets/4196029" text:style-name="Internet_20_link" text:visited-style-name="Visited_20_Internet_20_Link"><text:span text:style-name="T1">NKJV</text:span></text:a></text:p>
      <text:p text:style-name="P10"><text:span text:style-name="T4">3</text:span>You shall trample the wicked,</text:p>
      <text:p text:style-name="P11">For they shall be ashes under the soles of your feet</text:p>
      <text:p text:style-name="P5"><text:span text:style-name="T16">3</text:span> <text:span text:style-name="T5">wicked: ashes under your feet</text:span></text:p>
      <text:p text:style-name="P7">Conditional Immortality</text:p>
      <text:p text:style-name="P8"><text:a xlink:type="simple" xlink:href="https://app.logos.com/books/LLS%3A1.0.50/references/bible+nrsv.40.14.7" text:style-name="Internet_20_link" text:visited-style-name="Visited_20_Internet_20_Link"><text:span text:style-name="T1">Tobit 14:7</text:span></text:a><text:span text:style-name="T2"> </text:span><text:a xlink:type="simple" xlink:href="https://app.logos.com/books/LLS%3A1.0.50/offsets/3446581" text:style-name="Internet_20_link" text:visited-style-name="Visited_20_Internet_20_Link"><text:span text:style-name="T1">NRSV</text:span></text:a></text:p>
      <text:p text:style-name="P3">Those who sincerely love God will rejoice, but those who commit sin and injustice will vanish from all the earth</text:p>
      <text:p text:style-name="P9">vanish from all the earth</text:p>
      <text:p text:style-name="P6"><text:a xlink:type="simple" xlink:href="https://app.logos.com/references/bible.40.14.7" text:style-name="Internet_20_link" text:visited-style-name="Visited_20_Internet_20_Link"><text:span text:style-name="T11">Tobit 14:7</text:span></text:a><text:span text:style-name="T7"> </text:span><text:span text:style-name="T12">(NRSV) — 7</text:span><text:span text:style-name="T7"> </text:span><text:span text:style-name="T13">and in righteousness they will praise the eternal God. All the Israelites who are saved in those days and are truly mindful of God will be gathered together; they will go to Jerusalem and</text:span><text:span text:style-name="T7"> </text:span><text:span text:style-name="T12">live in safety forever</text:span><text:span text:style-name="T7"> </text:span><text:span text:style-name="T13">in the land of Abraham, and it will be given over to them. Those who sincerely love God will rejoice, but those who commit sin and injustice will vanish from all the earth.</text:span></text:p>
      <text:p text:style-name="P7">Conditional Immortality</text:p>
      <text:p text:style-name="P8"><text:a xlink:type="simple" xlink:href="https://app.logos.com/books/LLS%3A1.0.710/references/bible+esv.64.4.14" text:style-name="Internet_20_link" text:visited-style-name="Visited_20_Internet_20_Link"><text:span text:style-name="T1">John 4:14</text:span></text:a><text:span text:style-name="T2"> </text:span><text:a xlink:type="simple" xlink:href="https://app.logos.com/books/LLS%3A1.0.710/offsets/4742120" text:style-name="Internet_20_link" text:visited-style-name="Visited_20_Internet_20_Link"><text:span text:style-name="T1">ESV</text:span></text:a></text:p>
      <text:p text:style-name="P3">The water that I will give him will become in him a spring of water welling up to eternal life.”</text:p>
      <text:p text:style-name="P7"><text:soft-page-break/>Conditional Immortality</text:p>
      <text:p text:style-name="P8"><text:a xlink:type="simple" xlink:href="https://app.logos.com/books/LLS%3A1.0.710/references/bible+esv.64.4.23-64.4.24" text:style-name="Internet_20_link" text:visited-style-name="Visited_20_Internet_20_Link"><text:span text:style-name="T1">John 4:23–24</text:span></text:a><text:span text:style-name="T2"> </text:span><text:a xlink:type="simple" xlink:href="https://app.logos.com/books/LLS%3A1.0.710/offsets/4743071" text:style-name="Internet_20_link" text:visited-style-name="Visited_20_Internet_20_Link"><text:span text:style-name="T1">ESV</text:span></text:a></text:p>
      <text:p text:style-name="P3"><text:span text:style-name="T17">23 </text:span>But the hour is coming, and is now here, when the true worshipers will worship the Father in spirit and truth, for the Father is seeking such people to worship him. <text:span text:style-name="T17">24 </text:span>God is spirit, and those who worship him must worship in spirit and truth.”</text:p>
      <text:p text:style-name="P7">Conditional Immortality</text:p>
      <text:p text:style-name="P8"><text:a xlink:type="simple" xlink:href="https://app.logos.com/books/LLS%3A1.0.710/references/bible+esv.64.5.21" text:style-name="Internet_20_link" text:visited-style-name="Visited_20_Internet_20_Link"><text:span text:style-name="T1">John 5:21</text:span></text:a><text:span text:style-name="T2"> </text:span><text:a xlink:type="simple" xlink:href="https://app.logos.com/books/LLS%3A1.0.710/offsets/4748787" text:style-name="Internet_20_link" text:visited-style-name="Visited_20_Internet_20_Link"><text:span text:style-name="T1">ESV</text:span></text:a></text:p>
      <text:p text:style-name="P3"><text:span text:style-name="T17">21 </text:span>For as the Father raises the dead and gives them life, so also the Son gives life to whom he will</text:p>
      <text:p text:style-name="P15">To whom he wills</text:p>
      <text:p text:style-name="P7">Conditional Immortality</text:p>
      <text:p text:style-name="P8"><text:a xlink:type="simple" xlink:href="https://app.logos.com/books/LLS%3A1.0.710/references/bible+esv.64.5.24" text:style-name="Internet_20_link" text:visited-style-name="Visited_20_Internet_20_Link"><text:span text:style-name="T1">John 5:24</text:span></text:a><text:span text:style-name="T2"> </text:span><text:a xlink:type="simple" xlink:href="https://app.logos.com/books/LLS%3A1.0.710/offsets/4749110" text:style-name="Internet_20_link" text:visited-style-name="Visited_20_Internet_20_Link"><text:span text:style-name="T1">ESV</text:span></text:a></text:p>
      <text:p text:style-name="P3"><text:span text:style-name="T17">24 </text:span>Truly, truly, I say to you, whoever hears my word and believes him who sent me has eternal life. He does not come into judgment, but has passed from death to life.</text:p>
      <text:p text:style-name="P7">Conditional Immortality</text:p>
      <text:p text:style-name="P8"><text:a xlink:type="simple" xlink:href="https://app.logos.com/books/LLS%3A1.0.710/references/bible+esv.64.5.25" text:style-name="Internet_20_link" text:visited-style-name="Visited_20_Internet_20_Link"><text:span text:style-name="T1">John 5:25</text:span></text:a><text:span text:style-name="T2"> </text:span><text:a xlink:type="simple" xlink:href="https://app.logos.com/books/LLS%3A1.0.710/offsets/4749364" text:style-name="Internet_20_link" text:visited-style-name="Visited_20_Internet_20_Link"><text:span text:style-name="T1">ESV</text:span></text:a></text:p>
      <text:p text:style-name="P3">the dead will hear the voice of the Son of God, and those who hear will live</text:p>
      <text:p text:style-name="P7">Conditional Immortality</text:p>
      <text:p text:style-name="P8"><text:a xlink:type="simple" xlink:href="https://app.logos.com/books/LLS%3A1.0.710/references/bible+esv.64.5.28-64.5.29" text:style-name="Internet_20_link" text:visited-style-name="Visited_20_Internet_20_Link"><text:span text:style-name="T1">John 5:28–29</text:span></text:a><text:span text:style-name="T2"> </text:span><text:a xlink:type="simple" xlink:href="https://app.logos.com/books/LLS%3A1.0.710/offsets/4749667" text:style-name="Internet_20_link" text:visited-style-name="Visited_20_Internet_20_Link"><text:span text:style-name="T1">ESV</text:span></text:a></text:p>
      <text:p text:style-name="P3">an hour is coming when all who are in the tombs will hear his voice <text:span text:style-name="T17">29 </text:span>and come out, those who have done good to the resurrection of life, and those who have done evil to the resurrection of judgment.</text:p>
      <text:p text:style-name="P7">Conditional Immortality</text:p>
      <text:p text:style-name="P8"><text:a xlink:type="simple" xlink:href="https://app.logos.com/books/LLS%3A1.0.710/references/bible+esv.64.5.34" text:style-name="Internet_20_link" text:visited-style-name="Visited_20_Internet_20_Link"><text:span text:style-name="T1">John 5:34</text:span></text:a><text:span text:style-name="T2"> </text:span><text:a xlink:type="simple" xlink:href="https://app.logos.com/books/LLS%3A1.0.710/offsets/4750348" text:style-name="Internet_20_link" text:visited-style-name="Visited_20_Internet_20_Link"><text:span text:style-name="T1">ESV</text:span></text:a></text:p>
      <text:p text:style-name="P3">I say these things so that you may be saved.</text:p>
      <text:p text:style-name="P7">Conditional Immortality</text:p>
      <text:p text:style-name="P8"><text:a xlink:type="simple" xlink:href="https://app.logos.com/books/LLS%3A1.0.710/references/bible+esv.64.5.39-64.5.40" text:style-name="Internet_20_link" text:visited-style-name="Visited_20_Internet_20_Link"><text:span text:style-name="T1">John 5:39–40</text:span></text:a><text:span text:style-name="T2"> </text:span><text:a xlink:type="simple" xlink:href="https://app.logos.com/books/LLS%3A1.0.710/offsets/4750939" text:style-name="Internet_20_link" text:visited-style-name="Visited_20_Internet_20_Link"><text:span text:style-name="T1">ESV</text:span></text:a></text:p>
      <text:p text:style-name="P3"><text:span text:style-name="T17">39 </text:span>You search the Scriptures because you think that in them you have eternal life; and it is they that bear witness about me, <text:span text:style-name="T17">40 </text:span>yet you refuse to come to me that you may have life.</text:p>
      <text:p text:style-name="P7">Conditional Immortality</text:p>
      <text:p text:style-name="P8"><text:a xlink:type="simple" xlink:href="https://app.logos.com/books/LLS%3A1.0.710/references/bible+esv.64.6.28-64.6.29" text:style-name="Internet_20_link" text:visited-style-name="Visited_20_Internet_20_Link"><text:span text:style-name="T1">John 6:28–29</text:span></text:a><text:span text:style-name="T2"> </text:span><text:a xlink:type="simple" xlink:href="https://app.logos.com/books/LLS%3A1.0.710/offsets/4755007" text:style-name="Internet_20_link" text:visited-style-name="Visited_20_Internet_20_Link"><text:span text:style-name="T1">ESV</text:span></text:a></text:p>
      <text:p text:style-name="P16">“<text:span text:style-name="T18">What must we do, to be doing the works of God?” </text:span><text:span text:style-name="T19">29 </text:span><text:span text:style-name="T18">Jesus answered them, “This is the work of God, that you believe in him whom he has sent</text:span></text:p>
      <text:p text:style-name="P7">Conditional Immortality</text:p>
      <text:p text:style-name="P8"><text:a xlink:type="simple" xlink:href="https://app.logos.com/books/LLS%3A1.0.710/references/bible+esv.64.6.40" text:style-name="Internet_20_link" text:visited-style-name="Visited_20_Internet_20_Link"><text:span text:style-name="T1">John 6:40</text:span></text:a><text:span text:style-name="T2"> </text:span><text:a xlink:type="simple" xlink:href="https://app.logos.com/books/LLS%3A1.0.710/offsets/4756237" text:style-name="Internet_20_link" text:visited-style-name="Visited_20_Internet_20_Link"><text:span text:style-name="T1">ESV</text:span></text:a></text:p>
      <text:p text:style-name="P3">For this is the will of my Father, that everyone who looks on the Son and believes in him should have eternal life, and I will raise him up on the last day.”</text:p>
      <text:p text:style-name="P17">For this is the will of my Father, that everyone who looks on the Son and believes in him should have eternal life, and I will raise him up on the last day.”</text:p>
      <text:p text:style-name="P15">Jesus will raise us up</text:p>
      <text:p text:style-name="P15">Those who believe in him</text:p>
      <text:p text:style-name="P7">Conditional Immortality</text:p>
      <text:p text:style-name="P8"><text:a xlink:type="simple" xlink:href="https://app.logos.com/books/LLS%3A1.0.710/references/bible+esv.64.6.54" text:style-name="Internet_20_link" text:visited-style-name="Visited_20_Internet_20_Link"><text:span text:style-name="T1">John 6:54</text:span></text:a><text:span text:style-name="T2"> </text:span><text:a xlink:type="simple" xlink:href="https://app.logos.com/books/LLS%3A1.0.710/offsets/4757745" text:style-name="Internet_20_link" text:visited-style-name="Visited_20_Internet_20_Link"><text:span text:style-name="T1">ESV</text:span></text:a></text:p>
      <text:p text:style-name="P3">Whoever feeds on my flesh and drinks my blood has eternal life, and I will raise him up on the last day.</text:p>
      <text:p text:style-name="P17"><text:soft-page-break/>Whoever feeds on my flesh and drinks my blood has eternal life, and I will raise him up on the last day.</text:p>
      <text:p text:style-name="P15">Jesus will raise us up</text:p>
      <text:p text:style-name="P7">Conditional Immortality</text:p>
      <text:p text:style-name="P8"><text:a xlink:type="simple" xlink:href="https://app.logos.com/books/LLS%3A1.0.30/references/bible+nkjv.64.8.24" text:style-name="Internet_20_link" text:visited-style-name="Visited_20_Internet_20_Link"><text:span text:style-name="T1">John 8:24</text:span></text:a><text:span text:style-name="T2"> </text:span><text:a xlink:type="simple" xlink:href="https://app.logos.com/books/LLS%3A1.0.30/offsets/4602367" text:style-name="Internet_20_link" text:visited-style-name="Visited_20_Internet_20_Link"><text:span text:style-name="T1">NKJV</text:span></text:a></text:p>
      <text:p text:style-name="P3">Therefore I said to you that you will die in your sins; for if you do not believe that I am <text:span text:style-name="T5">He,</text:span> you will die in your sins.”</text:p>
      <text:p text:style-name="P7">Conditional Immortality</text:p>
      <text:p text:style-name="P8"><text:a xlink:type="simple" xlink:href="https://app.logos.com/books/LLS%3A1.0.30/references/bible+nkjv.64.8.31-64.8.32" text:style-name="Internet_20_link" text:visited-style-name="Visited_20_Internet_20_Link"><text:span text:style-name="T1">John 8:31–32</text:span></text:a><text:span text:style-name="T2"> </text:span><text:a xlink:type="simple" xlink:href="https://app.logos.com/books/LLS%3A1.0.30/offsets/4603217" text:style-name="Internet_20_link" text:visited-style-name="Visited_20_Internet_20_Link"><text:span text:style-name="T1">NKJV</text:span></text:a></text:p>
      <text:p text:style-name="P3">those Jews who believed Him, “If you abide in My word, you are My disciples indeed. <text:span text:style-name="T4">32</text:span></text:p>
      <text:p text:style-name="P7">Conditional Immortality</text:p>
      <text:p text:style-name="P8"><text:a xlink:type="simple" xlink:href="https://app.logos.com/books/LLS%3A1.0.30/references/bible+nkjv.64.8.36" text:style-name="Internet_20_link" text:visited-style-name="Visited_20_Internet_20_Link"><text:span text:style-name="T1">John 8:36</text:span></text:a><text:span text:style-name="T2"> </text:span><text:a xlink:type="simple" xlink:href="https://app.logos.com/books/LLS%3A1.0.30/offsets/4603697" text:style-name="Internet_20_link" text:visited-style-name="Visited_20_Internet_20_Link"><text:span text:style-name="T1">NKJV</text:span></text:a></text:p>
      <text:p text:style-name="P3">Therefore if the Son makes you free, you shall be free indeed.</text:p>
      <text:p text:style-name="P7">Conditional Immortality</text:p>
      <text:p text:style-name="P8"><text:a xlink:type="simple" xlink:href="https://app.logos.com/books/LLS%3A1.0.710/references/bible+esv.64.8.47" text:style-name="Internet_20_link" text:visited-style-name="Visited_20_Internet_20_Link"><text:span text:style-name="T1">John 8:47</text:span></text:a><text:span text:style-name="T2"> </text:span><text:a xlink:type="simple" xlink:href="https://app.logos.com/books/LLS%3A1.0.710/offsets/4770630" text:style-name="Internet_20_link" text:visited-style-name="Visited_20_Internet_20_Link"><text:span text:style-name="T1">ESV</text:span></text:a></text:p>
      <text:p text:style-name="P3"><text:span text:style-name="T17">47 </text:span>Whoever is of God hears the words of God. The reason why you do not hear them is that you are not of God.”</text:p>
      <text:p text:style-name="P7">Conditional Immortality</text:p>
      <text:p text:style-name="P8"><text:a xlink:type="simple" xlink:href="https://app.logos.com/books/LLS%3A1.0.710/references/bible+esv.64.8.51" text:style-name="Internet_20_link" text:visited-style-name="Visited_20_Internet_20_Link"><text:span text:style-name="T1">John 8:51</text:span></text:a><text:span text:style-name="T2"> </text:span><text:a xlink:type="simple" xlink:href="https://app.logos.com/books/LLS%3A1.0.710/offsets/4771046" text:style-name="Internet_20_link" text:visited-style-name="Visited_20_Internet_20_Link"><text:span text:style-name="T1">ESV</text:span></text:a></text:p>
      <text:p text:style-name="P3"><text:span text:style-name="T17">51 </text:span>Truly, truly, I say to you, if anyone keeps my word, he will never see death.”</text:p>
      <text:p text:style-name="P7">Conditional Immortality</text:p>
      <text:p text:style-name="P8"><text:a xlink:type="simple" xlink:href="https://app.logos.com/books/LLS%3A1.0.710/references/bible+esv.64.10.27-64.10.28" text:style-name="Internet_20_link" text:visited-style-name="Visited_20_Internet_20_Link"><text:span text:style-name="T1">John 10:27–28</text:span></text:a><text:span text:style-name="T2"> </text:span><text:a xlink:type="simple" xlink:href="https://app.logos.com/books/LLS%3A1.0.710/offsets/4779289" text:style-name="Internet_20_link" text:visited-style-name="Visited_20_Internet_20_Link"><text:span text:style-name="T1">ESV</text:span></text:a></text:p>
      <text:p text:style-name="P3"><text:span text:style-name="T17">27 </text:span>My sheep hear my voice, and I know them, and they follow me. <text:span text:style-name="T17">28 </text:span>I give them eternal life, and they will never perish, and no one will snatch them out of my hand.</text:p>
      <text:p text:style-name="P7">Conditional Immortality</text:p>
      <text:p text:style-name="P8"><text:a xlink:type="simple" xlink:href="https://app.logos.com/books/LLS%3A1.0.710/references/bible+esv.64.10.38" text:style-name="Internet_20_link" text:visited-style-name="Visited_20_Internet_20_Link"><text:span text:style-name="T1">John 10:38</text:span></text:a><text:span text:style-name="T2"> </text:span><text:a xlink:type="simple" xlink:href="https://app.logos.com/books/LLS%3A1.0.710/offsets/4780422" text:style-name="Internet_20_link" text:visited-style-name="Visited_20_Internet_20_Link"><text:span text:style-name="T1">ESV</text:span></text:a></text:p>
      <text:p text:style-name="P3">may know and understand that the Father is in me and I am in the Father.”</text:p>
      <text:p text:style-name="P7">Conditional Immortality</text:p>
      <text:p text:style-name="P8"><text:a xlink:type="simple" xlink:href="https://app.logos.com/books/LLS%3A1.0.710/references/bible+esv.64.11.23-64.11.26" text:style-name="Internet_20_link" text:visited-style-name="Visited_20_Internet_20_Link"><text:span text:style-name="T1">John 11:23–26</text:span></text:a><text:span text:style-name="T2"> </text:span><text:a xlink:type="simple" xlink:href="https://app.logos.com/books/LLS%3A1.0.710/offsets/4783003" text:style-name="Internet_20_link" text:visited-style-name="Visited_20_Internet_20_Link"><text:span text:style-name="T1">ESV</text:span></text:a></text:p>
      <text:p text:style-name="P3">Jesus said to her, “Your brother will rise again.” <text:span text:style-name="T17">24 </text:span>Martha said to him, “I know that he will rise again in the resurrection on the last day.” <text:span text:style-name="T17">25 </text:span>Jesus said to her, “I am the resurrection and the life. Whoever believes in me, though he die, yet shall he live, <text:span text:style-name="T17">26 </text:span>and everyone who lives and believes in me shall never die. Do you believe this?”</text:p>
      <text:p text:style-name="P17">Jesus said to her, “Your brother will rise again.” Martha said to him, “I know that he will rise again in the resurrection on the last day.” Jesus said to her, “I am the resurrection and the life. Who</text:p>
      <text:p text:style-name="P15">Resurrection is the hope</text:p>
      <text:p text:style-name="P18">Conditional Immortality</text:p>
      <text:p text:style-name="P9">the wicked will…</text:p>
      <text:p text:style-name="P6"><text:a xlink:type="simple" xlink:href="https://app.logos.com/references/bible%2Bnkjv.19.37.38" text:style-name="Internet_20_link" text:visited-style-name="Visited_20_Internet_20_Link"><text:span text:style-name="T9">Psalm 37:38</text:span></text:a></text:p>
      <text:p text:style-name="P18">Conditional Immortality</text:p>
      <text:p text:style-name="P5"><text:soft-page-break/>They say nothing of conscious unending torment.</text:p>
      <text:p text:style-name="P5">None of them hints at a fire that tortures but does not kill. They do not envision the presence of the wicked forever—even in a distant place</text:p>
      <text:p text:style-name="P18">Conditional Immortality</text:p>
      <text:p text:style-name="P12">cup does stand for fatal judgment</text:p>
      <text:p text:style-name="P6"><text:span text:style-name="T7">I urge that the cup does stand for fatal judgment in </text:span><text:a xlink:type="simple" xlink:href="https://app.logos.com/references/bible.87.14.9-87.14.11" text:style-name="Internet_20_link" text:visited-style-name="Visited_20_Internet_20_Link"><text:span text:style-name="T9">Rev </text:span><text:span text:style-name="T20">14</text:span><text:span text:style-name="T9">:</text:span><text:span text:style-name="T20">9</text:span><text:span text:style-name="T21">–</text:span><text:span text:style-name="T20">11</text:span></text:a><text:span text:style-name="T22"> </text:span><text:span text:style-name="T7">for two reasons. First, outside Revelation, ultimate extinction is everywhere else in Scripture the clearly-described destiny of the wicked. Second, the three other symbols used in </text:span><text:a xlink:type="simple" xlink:href="https://app.logos.com/references/bible.87.14.9-87.14.11" text:style-name="Internet_20_link" text:visited-style-name="Visited_20_Internet_20_Link"><text:span text:style-name="T9">Rev </text:span><text:span text:style-name="T20">14</text:span><text:span text:style-name="T9">:</text:span><text:span text:style-name="T20">9</text:span><text:span text:style-name="T21">–</text:span><text:span text:style-name="T20">11</text:span></text:a><text:span text:style-name="T7">, when used in Scripture outside Revelation, either mean (fire and brimstone; smoke ascending) or are consistent with (no rest day or night) a judgment that ends in death.</text:span></text:p>
      <text:p text:style-name="P18">Conditional Immortality</text:p>
      <text:p text:style-name="P6"><text:span text:style-name="T23">46</text:span><text:span text:style-name="T7">. </text:span><text:a xlink:type="simple" xlink:href="https://app.logos.com/references/bible.87.14.10-87.14.14" text:style-name="Internet_20_link" text:visited-style-name="Visited_20_Internet_20_Link"><text:span text:style-name="T9">Rev </text:span><text:span text:style-name="T20">14</text:span><text:span text:style-name="T9">:</text:span><text:span text:style-name="T20">10</text:span><text:span text:style-name="T21">–</text:span><text:span text:style-name="T20">14</text:span></text:a><text:span text:style-name="T22"> </text:span><text:span text:style-name="T7">and </text:span><text:a xlink:type="simple" xlink:href="https://app.logos.com/references/bible.87.20.10" text:style-name="Internet_20_link" text:visited-style-name="Visited_20_Internet_20_Link"><text:span text:style-name="T9">Rev </text:span><text:span text:style-name="T20">20</text:span><text:span text:style-name="T9">:</text:span><text:span text:style-name="T20">10</text:span></text:a><text:span text:style-name="T22"> </text:span><text:span text:style-name="T7">are the two biblical texts that come closest to affirming unending conscious torment, and they are the only two texts that do. Traditionalists frequently resort to those two passages whenever they encounter any of the scores of other Scriptures that seem directly to contradict their view. Although simplistic, it is almost fair to say that this whole debate rests finally on one question: should we interpret dozens of straightforward texts throughout the Bible to match the literal sense of two symbolic texts in the Apocalypse, or ought we to interpret the two apocalyptic texts symbolically to conform to the many others? It is highly unlikely that, on any other subject, any of our traditionalist brothers or sisters finally base an entire doctrine on two texts from Revelation.</text:span></text:p>
      <text:p text:style-name="P7">Conditional Immortality</text:p>
      <text:p text:style-name="P8"><text:a xlink:type="simple" xlink:href="https://app.logos.com/references/bible%2Bnkjv.75.6.16" text:style-name="Internet_20_link" text:visited-style-name="Visited_20_Internet_20_Link"><text:span text:style-name="T1">1 Timothy 6:16</text:span></text:a></text:p>
      <text:p text:style-name="P3"><text:span text:style-name="T4">16 </text:span>who alone has immortality, dwelling in unapproachable light, whom no man has seen or can see, to whom <text:span text:style-name="T5">be</text:span> honor and everlasting power. Amen.</text:p>
      <text:p text:style-name="P9">who alone has immortality</text:p>
      <text:p text:style-name="P5">This points to the understanding that immortality is a gift and not immanent in man</text:p>
      <text:p text:style-name="P7"><text:soft-page-break/>Conditional Immortality</text:p>
      <text:p text:style-name="P8"><text:a xlink:type="simple" xlink:href="https://app.logos.com/books/LLS%3A1.0.30/references/bible+nkjv.75.6.16" text:style-name="Internet_20_link" text:visited-style-name="Visited_20_Internet_20_Link"><text:span text:style-name="T1">1 Timothy 6:16</text:span></text:a><text:span text:style-name="T2"> </text:span><text:a xlink:type="simple" xlink:href="https://app.logos.com/books/LLS%3A1.0.30/offsets/5029857" text:style-name="Internet_20_link" text:visited-style-name="Visited_20_Internet_20_Link"><text:span text:style-name="T1">NKJV</text:span></text:a></text:p>
      <text:p text:style-name="P3">who alone has immortality</text:p>
      <text:p text:style-name="P7">Conditional Immortality</text:p>
      <text:p text:style-name="P8"><text:a xlink:type="simple" xlink:href="https://app.logos.com/references/bible%2Bnkjv.66.2.7" text:style-name="Internet_20_link" text:visited-style-name="Visited_20_Internet_20_Link"><text:span text:style-name="T1">Romans 2:7</text:span></text:a></text:p>
      <text:p text:style-name="P3"><text:span text:style-name="T4">7 </text:span>eternal life to those who by patient continuance in doing good seek for glory, honor, and immortality;</text:p>
      <text:p text:style-name="P4">Immortality is a gift</text:p>
      <text:p text:style-name="P7">Conditional Immortality</text:p>
      <text:p text:style-name="P8"><text:a xlink:type="simple" xlink:href="https://app.logos.com/books/LLS%3A1.0.30/references/bible+nkjv.66.2.7" text:style-name="Internet_20_link" text:visited-style-name="Visited_20_Internet_20_Link"><text:span text:style-name="T1">Romans 2:7</text:span></text:a><text:span text:style-name="T2"> </text:span><text:a xlink:type="simple" xlink:href="https://app.logos.com/books/LLS%3A1.0.30/offsets/4806576" text:style-name="Internet_20_link" text:visited-style-name="Visited_20_Internet_20_Link"><text:span text:style-name="T1">NKJV</text:span></text:a></text:p>
      <text:p text:style-name="P3">immortality</text:p>
      <text:p text:style-name="P7">Conditional Immortality</text:p>
      <text:p text:style-name="P8"><text:a xlink:type="simple" xlink:href="https://app.logos.com/references/bible%2Bnkjv.67.15.53" text:style-name="Internet_20_link" text:visited-style-name="Visited_20_Internet_20_Link"><text:span text:style-name="T1">1 Corinthians 15:53</text:span></text:a></text:p>
      <text:p text:style-name="P3"><text:span text:style-name="T4">53 </text:span>For this corruptible must put on incorruption, and this mortal <text:span text:style-name="T5">must</text:span> put on immortality.</text:p>
      <text:p text:style-name="P7">Conditional Immortality</text:p>
      <text:p text:style-name="P8"><text:a xlink:type="simple" xlink:href="https://app.logos.com/books/LLS%3A1.0.30/references/bible+nkjv.64.5.24" text:style-name="Internet_20_link" text:visited-style-name="Visited_20_Internet_20_Link"><text:span text:style-name="T1">John 5:24</text:span></text:a><text:span text:style-name="T2"> </text:span><text:a xlink:type="simple" xlink:href="https://app.logos.com/books/LLS%3A1.0.30/offsets/4582990" text:style-name="Internet_20_link" text:visited-style-name="Visited_20_Internet_20_Link"><text:span text:style-name="T1">NKJV</text:span></text:a></text:p>
      <text:p text:style-name="P3">he who hears My word and believes in Him who sent Me has everlasting life</text:p>
      <text:p text:style-name="P7">Conditional Immortality</text:p>
      <text:p text:style-name="P8"><text:a xlink:type="simple" xlink:href="https://app.logos.com/references/bible%2Bnkjv.64.5.24" text:style-name="Internet_20_link" text:visited-style-name="Visited_20_Internet_20_Link"><text:span text:style-name="T1">John 5:24</text:span></text:a></text:p>
      <text:p text:style-name="P19"><text:span text:style-name="T4">24 </text:span>“Most assuredly, I say to you, he who hears My word and believes in Him who sent Me has everlasting life, and shall not come into judgment, but has passed from death into life.</text:p>
      <text:p text:style-name="P7">Conditional Immortality</text:p>
      <text:p text:style-name="P8"><text:a xlink:type="simple" xlink:href="https://app.logos.com/references/bible%2Bnkjv.64.10.28" text:style-name="Internet_20_link" text:visited-style-name="Visited_20_Internet_20_Link"><text:span text:style-name="T1">John 10:28</text:span></text:a></text:p>
      <text:p text:style-name="P3"><text:span text:style-name="T4">28 </text:span>And I give them eternal life, and they shall never perish; neither shall anyone snatch them out of My hand.</text:p>
      <text:p text:style-name="P4">eternal life is a gift</text:p>
      <text:p text:style-name="P7">Conditional Immortality</text:p>
      <text:p text:style-name="P8"><text:a xlink:type="simple" xlink:href="https://app.logos.com/references/bible%2Bnkjv.64.11.25-64.11.26" text:style-name="Internet_20_link" text:visited-style-name="Visited_20_Internet_20_Link"><text:span text:style-name="T1">John 11:25–26</text:span></text:a></text:p>
      <text:p text:style-name="P19"><text:span text:style-name="T4">25 </text:span>Jesus said to her, “I am the resurrection and the life. He who believes in Me, though he may die, he shall live. <text:span text:style-name="T4">26 </text:span>And whoever lives and believes in Me shall never die. Do you believe this?”</text:p>
      <text:p text:style-name="P7">Conditional Immortality</text:p>
      <text:p text:style-name="P8"><text:a xlink:type="simple" xlink:href="https://app.logos.com/books/LLS%3A1.0.30/references/bible+nkjv.66.6.23" text:style-name="Internet_20_link" text:visited-style-name="Visited_20_Internet_20_Link"><text:span text:style-name="T1">Romans 6:23</text:span></text:a><text:span text:style-name="T2"> </text:span><text:a xlink:type="simple" xlink:href="https://app.logos.com/books/LLS%3A1.0.30/offsets/4821469" text:style-name="Internet_20_link" text:visited-style-name="Visited_20_Internet_20_Link"><text:span text:style-name="T1">NKJV</text:span></text:a></text:p>
      <text:p text:style-name="P3">gift of God <text:span text:style-name="T5">is</text:span> eternal life</text:p>
      <text:p text:style-name="P7">Conditional Immortality</text:p>
      <text:p text:style-name="P8"><text:a xlink:type="simple" xlink:href="https://app.logos.com/references/bible%2Bnkjv.66.6.23" text:style-name="Internet_20_link" text:visited-style-name="Visited_20_Internet_20_Link"><text:span text:style-name="T1">Romans 6:23</text:span></text:a></text:p>
      <text:p text:style-name="P3"><text:span text:style-name="T4">23 </text:span>For the wages of sin <text:span text:style-name="T5">is</text:span> death, but the gift of God <text:span text:style-name="T5">is</text:span> eternal life in Christ Jesus our Lord.</text:p>
      <text:p text:style-name="P4">the gift of God is eternal life</text:p>
      <text:p text:style-name="P7">Conditional Immortality</text:p>
      <text:p text:style-name="P8"><text:a xlink:type="simple" xlink:href="https://app.logos.com/references/bible%2Bnkjv.83.5.10-83.5.12" text:style-name="Internet_20_link" text:visited-style-name="Visited_20_Internet_20_Link"><text:span text:style-name="T1">1 John 5:10–12</text:span></text:a></text:p>
      <text:p text:style-name="P3"><text:span text:style-name="T4">10 </text:span>He who believes in the Son of God has the witness in himself; he who does not believe God has made Him a liar, because he has not believed the testimony that God has given of His Son. <text:span text:style-name="T4">11 </text:span>And this is the testimony: that God has given us eternal life, and this life is in His Son. <text:span text:style-name="T4">12 </text:span>He who has the Son has life; he who does not have the Son of God does not have life.</text:p>
      <text:p text:style-name="P20">He who has the Son has life</text:p>
      <text:p text:style-name="P21"><text:soft-page-break/>Life depends on Jesus</text:p>
      <text:p text:style-name="P7">Conditional Immortality</text:p>
      <text:p text:style-name="P8"><text:a xlink:type="simple" xlink:href="https://app.logos.com/books/LLS%3A1.0.30/references/bible+nkjv.83.5.12" text:style-name="Internet_20_link" text:visited-style-name="Visited_20_Internet_20_Link"><text:span text:style-name="T1">1 John 5:12</text:span></text:a><text:span text:style-name="T2"> </text:span><text:a xlink:type="simple" xlink:href="https://app.logos.com/books/LLS%3A1.0.30/offsets/5137318" text:style-name="Internet_20_link" text:visited-style-name="Visited_20_Internet_20_Link"><text:span text:style-name="T1">NKJV</text:span></text:a></text:p>
      <text:p text:style-name="P3">He who has the Son has life</text:p>
      <text:p text:style-name="P7">Conditional Immortality</text:p>
      <text:p text:style-name="P8"><text:a xlink:type="simple" xlink:href="https://app.logos.com/references/bible%2Bnkjv.63.20.35" text:style-name="Internet_20_link" text:visited-style-name="Visited_20_Internet_20_Link"><text:span text:style-name="T1">Luke 20:35</text:span></text:a></text:p>
      <text:p text:style-name="P3"><text:span text:style-name="T4">35 </text:span>But those who are counted worthy to attain that age, and the resurrection from the dead, neither marry nor are given in marriage;</text:p>
      <text:p text:style-name="P7">Conditional Immortality</text:p>
      <text:p text:style-name="P8"><text:a xlink:type="simple" xlink:href="https://app.logos.com/books/LLS%3A1.0.30/references/bible+nkjv.65.13.48" text:style-name="Internet_20_link" text:visited-style-name="Visited_20_Internet_20_Link"><text:span text:style-name="T1">Acts 13:48</text:span></text:a><text:span text:style-name="T2"> </text:span><text:a xlink:type="simple" xlink:href="https://app.logos.com/books/LLS%3A1.0.30/offsets/4730310" text:style-name="Internet_20_link" text:visited-style-name="Visited_20_Internet_20_Link"><text:span text:style-name="T1">NKJV</text:span></text:a></text:p>
      <text:p text:style-name="P3">appointed to eternal life believed.</text:p>
      <text:p text:style-name="P7">Conditional Immortality</text:p>
      <text:p text:style-name="P8"><text:a xlink:type="simple" xlink:href="https://app.logos.com/references/bible%2Bnkjv.65.13.48" text:style-name="Internet_20_link" text:visited-style-name="Visited_20_Internet_20_Link"><text:span text:style-name="T1">Acts 13:48</text:span></text:a></text:p>
      <text:p text:style-name="P19"><text:span text:style-name="T4">48 </text:span>Now when the Gentiles heard this, they were glad and glorified the word of the Lord. And as many as had been appointed to eternal life believed.</text:p>
      <text:p text:style-name="P7">Conditional Immortality</text:p>
      <text:p text:style-name="P8"><text:a xlink:type="simple" xlink:href="https://app.logos.com/references/bible%2Bnkjv.66.8.11" text:style-name="Internet_20_link" text:visited-style-name="Visited_20_Internet_20_Link"><text:span text:style-name="T1">Romans 8:11</text:span></text:a></text:p>
      <text:p text:style-name="P3"><text:span text:style-name="T4">11 </text:span>But if the Spirit of Him who raised Jesus from the dead dwells in you, He who raised Christ from the dead will also give life to your mortal bodies through His Spirit who dwells in you.</text:p>
      <text:p text:style-name="P7">Conditional Immortality</text:p>
      <text:p text:style-name="P8"><text:a xlink:type="simple" xlink:href="https://app.logos.com/references/bible%2Bnkjv.67.15.42-67.15.44" text:style-name="Internet_20_link" text:visited-style-name="Visited_20_Internet_20_Link"><text:span text:style-name="T1">1 Corinthians 15:42–44</text:span></text:a></text:p>
      <text:p text:style-name="P19"><text:span text:style-name="T4">42 </text:span>So also <text:span text:style-name="T5">is</text:span> the resurrection of the dead. <text:span text:style-name="T5">The body</text:span> is sown in corruption, it is raised in incorruption. <text:span text:style-name="T4">43 </text:span>It is sown in dishonor, it is raised in glory. It is sown in weakness, it is raised in power. <text:span text:style-name="T4">44 </text:span>It is sown a natural body, it is raised a spiritual body. There is a natural body, and there is a spiritual body.</text:p>
      <text:p text:style-name="P22"><text:span text:style-name="T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mbria" svg:font-family="Cambria"/>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ans Pro" svg:font-family="'Source Sans Pro', 'Source Sans Pro', sans-serif"/>
    <style:font-face style:name="Source Sans Pro1" svg:font-family="'Source Sans Pro', sans-serif"/>
    <style:font-face style:name="SourceSansPro-Regular" svg:font-family="SourceSansPro-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PH"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7T00:36:33.009528228</meta:creation-date>
    <meta:editing-duration>PT2M33S</meta:editing-duration>
    <meta:editing-cycles>2</meta:editing-cycles>
    <meta:generator>LibreOffice/24.8.4.2$MacOSX_X86_64 LibreOffice_project/bb3cfa12c7b1bf994ecc5649a80400d06cd71002</meta:generator>
    <dc:date>2025-07-17T00:36:49.506294838</dc:date>
    <meta:document-statistic meta:table-count="0" meta:image-count="0" meta:object-count="0" meta:page-count="8" meta:paragraph-count="239" meta:word-count="2268" meta:character-count="12412" meta:non-whitespace-character-count="10398"/>
  </office:meta>
</office:document-meta>
</file>